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ICOLA DE POLLOS A.J.R. EI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19802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ORTIZ BARDALES, JHONATAN ALEX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19802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ONCALVEZ RIOS, MIGNON AZUCEN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537133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6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5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1</text:p>
          </table:table-cell>
          <table:table-cell table:style-name="Tableau1.A2" office:value-type="string">
            <text:p text:style-name="P14">121</text:p>
          </table:table-cell>
          <table:table-cell table:style-name="Tableau1.D2" office:value-type="string">
            <text:p text:style-name="P13">121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1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2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21:05:5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